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5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8744" calcext:value-type="float">
            <text:p>8.23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5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1416" calcext:value-type="float">
            <text:p>8.2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5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5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2024" calcext:value-type="float">
            <text:p>7.8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5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8496" calcext:value-type="float">
            <text:p>7.7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5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5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9248" calcext:value-type="float">
            <text:p>7.6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5-09-03 13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2192" calcext:value-type="float">
            <text:p>7.6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5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5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8184" calcext:value-type="float">
            <text:p>7.5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6848" calcext:value-type="float">
            <text:p>7.5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5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0272" calcext:value-type="float">
            <text:p>7.5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5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9792" calcext:value-type="float">
            <text:p>7.4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5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5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0064" calcext:value-type="float">
            <text:p>7.3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5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3968" calcext:value-type="float">
            <text:p>7.3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5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4824" calcext:value-type="float">
            <text:p>7.3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5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5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5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5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7016" calcext:value-type="float">
            <text:p>7.3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5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5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5096" calcext:value-type="float">
            <text:p>7.24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5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8896" calcext:value-type="float">
            <text:p>7.1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5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9272" calcext:value-type="float">
            <text:p>7.12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5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8416" calcext:value-type="float">
            <text:p>7.1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5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3656" calcext:value-type="float">
            <text:p>7.1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5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5368" calcext:value-type="float">
            <text:p>7.13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5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6976" calcext:value-type="float">
            <text:p>7.0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5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3344" calcext:value-type="float">
            <text:p>6.9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5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0568" calcext:value-type="float">
            <text:p>6.8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5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4952" calcext:value-type="float">
            <text:p>6.85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5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7728" calcext:value-type="float">
            <text:p>6.9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5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5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5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6536" calcext:value-type="float">
            <text:p>7.3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5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7328" calcext:value-type="float">
            <text:p>7.5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5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4592" calcext:value-type="float">
            <text:p>7.7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5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5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7096" calcext:value-type="float">
            <text:p>8.0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5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2816" calcext:value-type="float">
            <text:p>8.0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052" calcext:value-type="float">
            <text:p>7.9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5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7472" calcext:value-type="float">
            <text:p>7.96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5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5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7848" calcext:value-type="float">
            <text:p>7.9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5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7368" calcext:value-type="float">
            <text:p>7.8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5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956" calcext:value-type="float">
            <text:p>7.9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5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7368" calcext:value-type="float">
            <text:p>7.8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5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0792" calcext:value-type="float">
            <text:p>7.8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5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1168" calcext:value-type="float">
            <text:p>7.8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5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5072" calcext:value-type="float">
            <text:p>7.8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5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8872" calcext:value-type="float">
            <text:p>7.7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5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5824" calcext:value-type="float">
            <text:p>7.7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5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5824" calcext:value-type="float">
            <text:p>7.7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5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2296" calcext:value-type="float">
            <text:p>7.7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5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6096" calcext:value-type="float">
            <text:p>7.6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5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7704" calcext:value-type="float">
            <text:p>7.5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5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1128" calcext:value-type="float">
            <text:p>7.5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5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5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5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5512" calcext:value-type="float">
            <text:p>7.52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5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4176" calcext:value-type="float">
            <text:p>7.5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5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5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3968" calcext:value-type="float">
            <text:p>7.3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5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6912" calcext:value-type="float">
            <text:p>7.2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5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4616" calcext:value-type="float">
            <text:p>7.21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5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4512" calcext:value-type="float">
            <text:p>7.14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5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7456" calcext:value-type="float">
            <text:p>7.0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5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9168" calcext:value-type="float">
            <text:p>7.0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5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2592" calcext:value-type="float">
            <text:p>7.0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5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2112" calcext:value-type="float">
            <text:p>6.9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5-07-01 13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0984" calcext:value-type="float">
            <text:p>7.1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5848" calcext:value-type="float">
            <text:p>7.16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5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852" calcext:value-type="float">
            <text:p>7.2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5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7288" calcext:value-type="float">
            <text:p>7.25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5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7664" calcext:value-type="float">
            <text:p>7.2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5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9376" calcext:value-type="float">
            <text:p>7.1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5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804" calcext:value-type="float">
            <text:p>7.17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5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7936" calcext:value-type="float">
            <text:p>7.1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5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3072" calcext:value-type="float">
            <text:p>7.0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5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5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7728" calcext:value-type="float">
            <text:p>6.9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5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0296" calcext:value-type="float">
            <text:p>6.94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5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8584" calcext:value-type="float">
            <text:p>6.95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5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6768" calcext:value-type="float">
            <text:p>6.90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5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1152" calcext:value-type="float">
            <text:p>6.9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5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2008" calcext:value-type="float">
            <text:p>6.9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5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5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372" calcext:value-type="float">
            <text:p>6.9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5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0672" calcext:value-type="float">
            <text:p>6.90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5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2384" calcext:value-type="float">
            <text:p>6.8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5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5432" calcext:value-type="float">
            <text:p>6.8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5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4952" calcext:value-type="float">
            <text:p>6.85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5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4096" calcext:value-type="float">
            <text:p>6.86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5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0944" calcext:value-type="float">
            <text:p>6.7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5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9504" calcext:value-type="float">
            <text:p>6.6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5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5392" calcext:value-type="float">
            <text:p>6.5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5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0424" calcext:value-type="float">
            <text:p>6.44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5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4704" calcext:value-type="float">
            <text:p>6.3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5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9944" calcext:value-type="float">
            <text:p>6.40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5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6248" calcext:value-type="float">
            <text:p>6.55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5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3032" calcext:value-type="float">
            <text:p>6.73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42" calcext:value-type="float">
            <text:p>6.9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5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3072" calcext:value-type="float">
            <text:p>7.0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5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0712" calcext:value-type="float">
            <text:p>7.22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5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0336" calcext:value-type="float">
            <text:p>7.2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5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6912" calcext:value-type="float">
            <text:p>7.2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5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7768" calcext:value-type="float">
            <text:p>7.28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5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7288" calcext:value-type="float">
            <text:p>7.25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5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1568" calcext:value-type="float">
            <text:p>7.2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5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5848" calcext:value-type="float">
            <text:p>7.16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5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9752" calcext:value-type="float">
            <text:p>7.15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5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4512" calcext:value-type="float">
            <text:p>7.14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5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7456" calcext:value-type="float">
            <text:p>7.0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5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5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6392" calcext:value-type="float">
            <text:p>6.9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5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5912" calcext:value-type="float">
            <text:p>6.91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5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324" calcext:value-type="float">
            <text:p>6.8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5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5056" calcext:value-type="float">
            <text:p>6.9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5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468" calcext:value-type="float">
            <text:p>6.9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5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3928" calcext:value-type="float">
            <text:p>7.04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5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0984" calcext:value-type="float">
            <text:p>7.1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5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8624" calcext:value-type="float">
            <text:p>7.2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5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4448" calcext:value-type="float">
            <text:p>7.3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5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0064" calcext:value-type="float">
            <text:p>7.3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5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092" calcext:value-type="float">
            <text:p>7.3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5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1296" calcext:value-type="float">
            <text:p>7.3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5-05-06 17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3488" calcext:value-type="float">
            <text:p>7.3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5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948" calcext:value-type="float">
            <text:p>7.2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5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5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5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8416" calcext:value-type="float">
            <text:p>7.1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5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3552" calcext:value-type="float">
            <text:p>7.08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0024" calcext:value-type="float">
            <text:p>7.0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5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5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6016" calcext:value-type="float">
            <text:p>6.9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5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6392" calcext:value-type="float">
            <text:p>6.9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5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372" calcext:value-type="float">
            <text:p>6.9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5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8856" calcext:value-type="float">
            <text:p>6.8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5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4848" calcext:value-type="float">
            <text:p>6.7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5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7792" calcext:value-type="float">
            <text:p>6.7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5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3784" calcext:value-type="float">
            <text:p>6.65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5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2824" calcext:value-type="float">
            <text:p>6.5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5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9672" calcext:value-type="float">
            <text:p>6.51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5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0424" calcext:value-type="float">
            <text:p>6.44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5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984" calcext:value-type="float">
            <text:p>6.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5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268" calcext:value-type="float">
            <text:p>6.20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5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932" calcext:value-type="float">
            <text:p>5.9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5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8528" calcext:value-type="float">
            <text:p>5.7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5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8424" calcext:value-type="float">
            <text:p>5.6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5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9008" calcext:value-type="float">
            <text:p>5.7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5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98" calcext:value-type="float">
            <text:p>6.0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5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2408" calcext:value-type="float">
            <text:p>6.31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5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3576" calcext:value-type="float">
            <text:p>6.51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5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0464" calcext:value-type="float">
            <text:p>6.7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5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7624" calcext:value-type="float">
            <text:p>6.89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5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0776" calcext:value-type="float">
            <text:p>6.97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5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6872" calcext:value-type="float">
            <text:p>6.97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5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6392" calcext:value-type="float">
            <text:p>6.9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5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5056" calcext:value-type="float">
            <text:p>6.9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5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8104" calcext:value-type="float">
            <text:p>6.92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5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6768" calcext:value-type="float">
            <text:p>6.90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5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6768" calcext:value-type="float">
            <text:p>6.90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324" calcext:value-type="float">
            <text:p>6.8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5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1528" calcext:value-type="float">
            <text:p>6.89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5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0192" calcext:value-type="float">
            <text:p>6.8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5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0568" calcext:value-type="float">
            <text:p>6.8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5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18" calcext:value-type="float">
            <text:p>6.7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5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8272" calcext:value-type="float">
            <text:p>6.7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5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4264" calcext:value-type="float">
            <text:p>6.6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5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0256" calcext:value-type="float">
            <text:p>6.6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5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4056" calcext:value-type="float">
            <text:p>6.54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5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3848" calcext:value-type="float">
            <text:p>6.40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5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8024" calcext:value-type="float">
            <text:p>6.28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5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1072" calcext:value-type="float">
            <text:p>6.29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5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4224" calcext:value-type="float">
            <text:p>6.36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5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3576" calcext:value-type="float">
            <text:p>6.51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5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7312" calcext:value-type="float">
            <text:p>6.6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5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8856" calcext:value-type="float">
            <text:p>6.8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5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7144" calcext:value-type="float">
            <text:p>6.8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5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5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42" calcext:value-type="float">
            <text:p>6.9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5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372" calcext:value-type="float">
            <text:p>6.9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5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2968" calcext:value-type="float">
            <text:p>6.9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5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5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3072" calcext:value-type="float">
            <text:p>7.0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5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8312" calcext:value-type="float">
            <text:p>7.06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5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5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7832" calcext:value-type="float">
            <text:p>7.0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5-03-05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3448" calcext:value-type="float">
            <text:p>7.01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5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516" calcext:value-type="float">
            <text:p>6.9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5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2488" calcext:value-type="float">
            <text:p>6.9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5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7624" calcext:value-type="float">
            <text:p>6.89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5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276" calcext:value-type="float">
            <text:p>6.8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0944" calcext:value-type="float">
            <text:p>6.7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5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3888" calcext:value-type="float">
            <text:p>6.7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5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9024" calcext:value-type="float">
            <text:p>6.6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5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844" calcext:value-type="float">
            <text:p>6.5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5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2616" calcext:value-type="float">
            <text:p>6.45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5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4496" calcext:value-type="float">
            <text:p>6.25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5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2952" calcext:value-type="float">
            <text:p>6.09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5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2096" calcext:value-type="float">
            <text:p>6.10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5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4496" calcext:value-type="float">
            <text:p>6.25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5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1384" calcext:value-type="float">
            <text:p>6.50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5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8752" calcext:value-type="float">
            <text:p>6.7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5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9544" calcext:value-type="float">
            <text:p>7.01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5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4616" calcext:value-type="float">
            <text:p>7.21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5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996" calcext:value-type="float">
            <text:p>7.2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5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1296" calcext:value-type="float">
            <text:p>7.3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5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4928" calcext:value-type="float">
            <text:p>7.4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5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5888" calcext:value-type="float">
            <text:p>7.4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5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6264" calcext:value-type="float">
            <text:p>7.4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5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6264" calcext:value-type="float">
            <text:p>7.4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5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5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3592" calcext:value-type="float">
            <text:p>7.4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5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0064" calcext:value-type="float">
            <text:p>7.3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5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4824" calcext:value-type="float">
            <text:p>7.3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5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3488" calcext:value-type="float">
            <text:p>7.3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5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3968" calcext:value-type="float">
            <text:p>7.3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5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5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092" calcext:value-type="float">
            <text:p>7.3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5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7016" calcext:value-type="float">
            <text:p>7.3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8728" calcext:value-type="float">
            <text:p>7.3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5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5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8352" calcext:value-type="float">
            <text:p>7.3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5-01-28 13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7016" calcext:value-type="float">
            <text:p>7.3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5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5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5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5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5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5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5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5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5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5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5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5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5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5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5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5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5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5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5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5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5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5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5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5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5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5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5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4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4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4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4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4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4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4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4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4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4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4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4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4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4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4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4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4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4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4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4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4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4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4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4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4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4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4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4-12-03 15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8184" calcext:value-type="float">
            <text:p>7.5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4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4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5784" calcext:value-type="float">
            <text:p>7.4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4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8352" calcext:value-type="float">
            <text:p>7.3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4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092" calcext:value-type="float">
            <text:p>7.3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4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4344" calcext:value-type="float">
            <text:p>7.3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4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3864" calcext:value-type="float">
            <text:p>7.2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4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1192" calcext:value-type="float">
            <text:p>7.2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4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7664" calcext:value-type="float">
            <text:p>7.2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4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7184" calcext:value-type="float">
            <text:p>7.1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4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0232" calcext:value-type="float">
            <text:p>7.1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4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804" calcext:value-type="float">
            <text:p>7.17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4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4512" calcext:value-type="float">
            <text:p>7.14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4-11-06 17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9752" calcext:value-type="float">
            <text:p>7.15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4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852" calcext:value-type="float">
            <text:p>7.2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4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5096" calcext:value-type="float">
            <text:p>7.24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4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5952" calcext:value-type="float">
            <text:p>7.2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4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5952" calcext:value-type="float">
            <text:p>7.2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4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8144" calcext:value-type="float">
            <text:p>7.2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9856" calcext:value-type="float">
            <text:p>7.22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4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0232" calcext:value-type="float">
            <text:p>7.1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4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9752" calcext:value-type="float">
            <text:p>7.15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4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4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3552" calcext:value-type="float">
            <text:p>7.08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4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6976" calcext:value-type="float">
            <text:p>7.0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4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8208" calcext:value-type="float">
            <text:p>6.99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4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7248" calcext:value-type="float">
            <text:p>6.9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4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7624" calcext:value-type="float">
            <text:p>6.89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4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5808" calcext:value-type="float">
            <text:p>6.8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4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4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4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1216" calcext:value-type="float">
            <text:p>6.6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4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4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4056" calcext:value-type="float">
            <text:p>6.54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4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7" calcext:value-type="float">
            <text:p>6.4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4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4704" calcext:value-type="float">
            <text:p>6.3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4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1552" calcext:value-type="float">
            <text:p>6.3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4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4" calcext:value-type="float">
            <text:p>6.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4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0008" calcext:value-type="float">
            <text:p>6.16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4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076" calcext:value-type="float">
            <text:p>6.0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4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7128" calcext:value-type="float">
            <text:p>5.9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4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3016" calcext:value-type="float">
            <text:p>5.8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4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8904" calcext:value-type="float">
            <text:p>5.7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4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4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4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4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4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4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4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5272" calcext:value-type="float">
            <text:p>5.6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3392" calcext:value-type="float">
            <text:p>5.8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4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0656" calcext:value-type="float">
            <text:p>6.0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4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3264" calcext:value-type="float">
            <text:p>6.30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4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3472" calcext:value-type="float">
            <text:p>6.44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4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1088" calcext:value-type="float">
            <text:p>7.1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4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2984" calcext:value-type="float">
            <text:p>7.8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4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2984" calcext:value-type="float">
            <text:p>7.8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4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6408" calcext:value-type="float">
            <text:p>7.8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4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3736" calcext:value-type="float">
            <text:p>7.7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4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4968" calcext:value-type="float">
            <text:p>7.74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4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7912" calcext:value-type="float">
            <text:p>7.6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4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9624" calcext:value-type="float">
            <text:p>7.6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4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2296" calcext:value-type="float">
            <text:p>7.7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4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3256" calcext:value-type="float">
            <text:p>7.7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4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4592" calcext:value-type="float">
            <text:p>7.7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4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4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0416" calcext:value-type="float">
            <text:p>7.9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4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6136" calcext:value-type="float">
            <text:p>7.94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4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3088" calcext:value-type="float">
            <text:p>7.9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4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5008" calcext:value-type="float">
            <text:p>8.06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4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196" calcext:value-type="float">
            <text:p>8.06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4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8056" calcext:value-type="float">
            <text:p>8.0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4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8056" calcext:value-type="float">
            <text:p>8.0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4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4528" calcext:value-type="float">
            <text:p>8.0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4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3776" calcext:value-type="float">
            <text:p>8.1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4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4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4152" calcext:value-type="float">
            <text:p>8.07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4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5008" calcext:value-type="float">
            <text:p>8.06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4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2816" calcext:value-type="float">
            <text:p>8.0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4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148" calcext:value-type="float">
            <text:p>8.0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1" calcext:value-type="float">
            <text:p>8.0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4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4-08-29 18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4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0896" calcext:value-type="float">
            <text:p>7.9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4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4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4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7264" calcext:value-type="float">
            <text:p>7.8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4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8976" calcext:value-type="float">
            <text:p>7.8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4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1544" calcext:value-type="float">
            <text:p>7.7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4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8016" calcext:value-type="float">
            <text:p>7.7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4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8392" calcext:value-type="float">
            <text:p>7.7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4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2672" calcext:value-type="float">
            <text:p>7.6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4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7432" calcext:value-type="float">
            <text:p>7.6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4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4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0856" calcext:value-type="float">
            <text:p>7.6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4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4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9416" calcext:value-type="float">
            <text:p>7.5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4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236" calcext:value-type="float">
            <text:p>7.4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4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3112" calcext:value-type="float">
            <text:p>7.37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4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8248" calcext:value-type="float">
            <text:p>7.3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4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3384" calcext:value-type="float">
            <text:p>7.26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4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4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0128" calcext:value-type="float">
            <text:p>7.12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4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9544" calcext:value-type="float">
            <text:p>7.01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4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0296" calcext:value-type="float">
            <text:p>6.94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4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1048" calcext:value-type="float">
            <text:p>6.86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4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1048" calcext:value-type="float">
            <text:p>6.86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4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5536" calcext:value-type="float">
            <text:p>6.95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4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6872" calcext:value-type="float">
            <text:p>6.97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4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4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4512" calcext:value-type="float">
            <text:p>7.14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7768" calcext:value-type="float">
            <text:p>7.28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4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6536" calcext:value-type="float">
            <text:p>7.3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4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4824" calcext:value-type="float">
            <text:p>7.3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4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092" calcext:value-type="float">
            <text:p>7.3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4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9208" calcext:value-type="float">
            <text:p>7.3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4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3112" calcext:value-type="float">
            <text:p>7.37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4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4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9688" calcext:value-type="float">
            <text:p>7.40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4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976" calcext:value-type="float">
            <text:p>7.4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4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4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4176" calcext:value-type="float">
            <text:p>7.5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4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0376" calcext:value-type="float">
            <text:p>7.5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4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476" calcext:value-type="float">
            <text:p>7.6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4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4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2568" calcext:value-type="float">
            <text:p>7.5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4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2944" calcext:value-type="float">
            <text:p>7.5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4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4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5032" calcext:value-type="float">
            <text:p>7.4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4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284" calcext:value-type="float">
            <text:p>7.4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4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3216" calcext:value-type="float">
            <text:p>7.4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4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0168" calcext:value-type="float">
            <text:p>7.4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4-07-10 16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9792" calcext:value-type="float">
            <text:p>7.4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4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5888" calcext:value-type="float">
            <text:p>7.4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4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4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6744" calcext:value-type="float">
            <text:p>7.4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4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4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976" calcext:value-type="float">
            <text:p>7.4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4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4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4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3592" calcext:value-type="float">
            <text:p>7.4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4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3112" calcext:value-type="float">
            <text:p>7.37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8728" calcext:value-type="float">
            <text:p>7.3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4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092" calcext:value-type="float">
            <text:p>7.3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4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3488" calcext:value-type="float">
            <text:p>7.3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4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948" calcext:value-type="float">
            <text:p>7.2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4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6808" calcext:value-type="float">
            <text:p>7.22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4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2424" calcext:value-type="float">
            <text:p>7.2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4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8416" calcext:value-type="float">
            <text:p>7.1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4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2696" calcext:value-type="float">
            <text:p>7.0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4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3072" calcext:value-type="float">
            <text:p>7.0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4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1736" calcext:value-type="float">
            <text:p>7.03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4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2968" calcext:value-type="float">
            <text:p>6.9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4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5912" calcext:value-type="float">
            <text:p>6.91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4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0192" calcext:value-type="float">
            <text:p>6.8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4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4472" calcext:value-type="float">
            <text:p>6.82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4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0464" calcext:value-type="float">
            <text:p>6.7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4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4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0736" calcext:value-type="float">
            <text:p>6.65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4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5016" calcext:value-type="float">
            <text:p>6.60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4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4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1384" calcext:value-type="float">
            <text:p>6.50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4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3096" calcext:value-type="float">
            <text:p>6.48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4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3472" calcext:value-type="float">
            <text:p>6.44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4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7752" calcext:value-type="float">
            <text:p>6.39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4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5936" calcext:value-type="float">
            <text:p>6.34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4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4976" calcext:value-type="float">
            <text:p>6.28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4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7064" calcext:value-type="float">
            <text:p>6.22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4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0008" calcext:value-type="float">
            <text:p>6.16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4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9904" calcext:value-type="float">
            <text:p>6.0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4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4184" calcext:value-type="float">
            <text:p>6.04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4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456" calcext:value-type="float">
            <text:p>6.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932" calcext:value-type="float">
            <text:p>5.9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4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5416" calcext:value-type="float">
            <text:p>5.9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4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6272" calcext:value-type="float">
            <text:p>5.9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4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2368" calcext:value-type="float">
            <text:p>5.9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4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984" calcext:value-type="float">
            <text:p>5.9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4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0928" calcext:value-type="float">
            <text:p>5.9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4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824" calcext:value-type="float">
            <text:p>5.8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4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4624" calcext:value-type="float">
            <text:p>5.75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4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6232" calcext:value-type="float">
            <text:p>5.6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4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4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4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672" calcext:value-type="float">
            <text:p>5.3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4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4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1576" calcext:value-type="float">
            <text:p>5.7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4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6648" calcext:value-type="float">
            <text:p>5.9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4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4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0616" calcext:value-type="float">
            <text:p>5.6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4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4416" calcext:value-type="float">
            <text:p>5.6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4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2808" calcext:value-type="float">
            <text:p>5.7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4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8152" calcext:value-type="float">
            <text:p>5.7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4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7128" calcext:value-type="float">
            <text:p>5.9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4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4496" calcext:value-type="float">
            <text:p>6.25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4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6896" calcext:value-type="float">
            <text:p>6.4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4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6416" calcext:value-type="float">
            <text:p>6.3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4-05-07 19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6792" calcext:value-type="float">
            <text:p>6.33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4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8024" calcext:value-type="float">
            <text:p>6.28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4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4496" calcext:value-type="float">
            <text:p>6.25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4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792" calcext:value-type="float">
            <text:p>6.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4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22" calcext:value-type="float">
            <text:p>6.17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4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124" calcext:value-type="float">
            <text:p>6.11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4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9424" calcext:value-type="float">
            <text:p>6.05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456" calcext:value-type="float">
            <text:p>6.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4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5792" calcext:value-type="float">
            <text:p>5.9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4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3976" calcext:value-type="float">
            <text:p>5.9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4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9112" calcext:value-type="float">
            <text:p>5.8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4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4248" calcext:value-type="float">
            <text:p>5.7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4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4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6712" calcext:value-type="float">
            <text:p>5.6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4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0136" calcext:value-type="float">
            <text:p>5.6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4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6128" calcext:value-type="float">
            <text:p>5.5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4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9928" calcext:value-type="float">
            <text:p>5.5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4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8968" calcext:value-type="float">
            <text:p>5.4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4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4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4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4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4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4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4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4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4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2624" calcext:value-type="float">
            <text:p>4.9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4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5208" calcext:value-type="float">
            <text:p>5.8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4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6544" calcext:value-type="float">
            <text:p>5.8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4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1304" calcext:value-type="float">
            <text:p>5.8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4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7776" calcext:value-type="float">
            <text:p>5.8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4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5104" calcext:value-type="float">
            <text:p>5.7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4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4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4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356" calcext:value-type="float">
            <text:p>5.6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4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6128" calcext:value-type="float">
            <text:p>5.5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4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976" calcext:value-type="float">
            <text:p>5.5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2872" calcext:value-type="float">
            <text:p>5.4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4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7904" calcext:value-type="float">
            <text:p>5.3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4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4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4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4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792" calcext:value-type="float">
            <text:p>5.1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4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4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1016" calcext:value-type="float">
            <text:p>5.0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4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4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4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4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4-03-19 15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4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4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4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4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4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4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4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4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4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4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9656" calcext:value-type="float">
            <text:p>5.6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4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6208" calcext:value-type="float">
            <text:p>6.23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4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792" calcext:value-type="float">
            <text:p>6.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4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4016" calcext:value-type="float">
            <text:p>6.22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4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4016" calcext:value-type="float">
            <text:p>6.22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4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4872" calcext:value-type="float">
            <text:p>6.21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4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3536" calcext:value-type="float">
            <text:p>6.19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4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5624" calcext:value-type="float">
            <text:p>6.13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4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2472" calcext:value-type="float">
            <text:p>6.06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3704" calcext:value-type="float">
            <text:p>6.01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836" calcext:value-type="float">
            <text:p>5.9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4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4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4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2704" calcext:value-type="float">
            <text:p>5.6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4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5064" calcext:value-type="float">
            <text:p>5.4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4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4168" calcext:value-type="float">
            <text:p>5.1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4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4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4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4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4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4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4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4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4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4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4456" calcext:value-type="float">
            <text:p>5.9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4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8168" calcext:value-type="float">
            <text:p>6.67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4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0192" calcext:value-type="float">
            <text:p>6.8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4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3136" calcext:value-type="float">
            <text:p>6.8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4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9128" calcext:value-type="float">
            <text:p>6.73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4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8168" calcext:value-type="float">
            <text:p>6.67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4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1592" calcext:value-type="float">
            <text:p>6.64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4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9776" calcext:value-type="float">
            <text:p>6.5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4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176" calcext:value-type="float">
            <text:p>6.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4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1176" calcext:value-type="float">
            <text:p>6.36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4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1072" calcext:value-type="float">
            <text:p>6.29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4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2888" calcext:value-type="float">
            <text:p>6.34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4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0904" calcext:value-type="float">
            <text:p>6.47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3408" calcext:value-type="float">
            <text:p>6.6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4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6664" calcext:value-type="float">
            <text:p>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4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516" calcext:value-type="float">
            <text:p>6.9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4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8312" calcext:value-type="float">
            <text:p>7.06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4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0504" calcext:value-type="float">
            <text:p>7.0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4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612" calcext:value-type="float">
            <text:p>7.0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4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8208" calcext:value-type="float">
            <text:p>6.99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4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7248" calcext:value-type="float">
            <text:p>6.9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4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6288" calcext:value-type="float">
            <text:p>6.8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4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8376" calcext:value-type="float">
            <text:p>6.8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4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5224" calcext:value-type="float">
            <text:p>6.74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4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3304" calcext:value-type="float">
            <text:p>6.6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4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8232" calcext:value-type="float">
            <text:p>6.42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4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172" calcext:value-type="float">
            <text:p>6.1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4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3056" calcext:value-type="float">
            <text:p>6.16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4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8024" calcext:value-type="float">
            <text:p>6.28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4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748" calcext:value-type="float">
            <text:p>6.50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4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8376" calcext:value-type="float">
            <text:p>6.8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4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4784" calcext:value-type="float">
            <text:p>7.0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4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4616" calcext:value-type="float">
            <text:p>7.21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4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1672" calcext:value-type="float">
            <text:p>7.28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4-01-10 17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6744" calcext:value-type="float">
            <text:p>7.4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4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4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7096" calcext:value-type="float">
            <text:p>8.0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4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4528" calcext:value-type="float">
            <text:p>8.0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4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1104" calcext:value-type="float">
            <text:p>8.0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4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4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5968" calcext:value-type="float">
            <text:p>8.12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4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4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0248" calcext:value-type="float">
            <text:p>8.08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4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5488" calcext:value-type="float">
            <text:p>8.09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6344" calcext:value-type="float">
            <text:p>8.08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3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3776" calcext:value-type="float">
            <text:p>8.1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3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2064" calcext:value-type="float">
            <text:p>8.1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3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292" calcext:value-type="float">
            <text:p>8.1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3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2064" calcext:value-type="float">
            <text:p>8.1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3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6824" calcext:value-type="float">
            <text:p>8.1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3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3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3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6824" calcext:value-type="float">
            <text:p>8.1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3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3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8056" calcext:value-type="float">
            <text:p>8.0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3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196" calcext:value-type="float">
            <text:p>8.06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3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4152" calcext:value-type="float">
            <text:p>8.07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3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3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4528" calcext:value-type="float">
            <text:p>8.0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3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3776" calcext:value-type="float">
            <text:p>8.1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3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5968" calcext:value-type="float">
            <text:p>8.12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3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7304" calcext:value-type="float">
            <text:p>8.14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3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9976" calcext:value-type="float">
            <text:p>8.18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3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2648" calcext:value-type="float">
            <text:p>8.23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3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8264" calcext:value-type="float">
            <text:p>8.20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3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1416" calcext:value-type="float">
            <text:p>8.2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3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58" calcext:value-type="float">
            <text:p>8.3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3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7512" calcext:value-type="float">
            <text:p>8.28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3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3128" calcext:value-type="float">
            <text:p>8.26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3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6176" calcext:value-type="float">
            <text:p>8.26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3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7888" calcext:value-type="float">
            <text:p>8.24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3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6552" calcext:value-type="float">
            <text:p>8.22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3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532" calcext:value-type="float">
            <text:p>8.2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3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58" calcext:value-type="float">
            <text:p>8.3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3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8848" calcext:value-type="float">
            <text:p>8.30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58" calcext:value-type="float">
            <text:p>8.3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3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3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8368" calcext:value-type="float">
            <text:p>8.27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3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2272" calcext:value-type="float">
            <text:p>8.27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3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6656" calcext:value-type="float">
            <text:p>8.2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3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3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4568" calcext:value-type="float">
            <text:p>8.35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3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9808" calcext:value-type="float">
            <text:p>8.36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3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724" calcext:value-type="float">
            <text:p>8.39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3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6864" calcext:value-type="float">
            <text:p>8.43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3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3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9912" calcext:value-type="float">
            <text:p>8.43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3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3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9912" calcext:value-type="float">
            <text:p>8.43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3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9056" calcext:value-type="float">
            <text:p>8.44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3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2584" calcext:value-type="float">
            <text:p>8.48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3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3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6592" calcext:value-type="float">
            <text:p>8.54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3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2208" calcext:value-type="float">
            <text:p>8.52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3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0496" calcext:value-type="float">
            <text:p>8.54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3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1832" calcext:value-type="float">
            <text:p>8.56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3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7072" calcext:value-type="float">
            <text:p>8.57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3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4024" calcext:value-type="float">
            <text:p>8.57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3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3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7928" calcext:value-type="float">
            <text:p>8.56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3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3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5736" calcext:value-type="float">
            <text:p>8.55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3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0496" calcext:value-type="float">
            <text:p>8.54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3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5256" calcext:value-type="float">
            <text:p>8.52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3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0016" calcext:value-type="float">
            <text:p>8.51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6968" calcext:value-type="float">
            <text:p>8.50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3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5632" calcext:value-type="float">
            <text:p>8.48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3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2584" calcext:value-type="float">
            <text:p>8.48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3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6488" calcext:value-type="float">
            <text:p>8.47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3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3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9056" calcext:value-type="float">
            <text:p>8.44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3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3816" calcext:value-type="float">
            <text:p>8.43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3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3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9432" calcext:value-type="float">
            <text:p>8.40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3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3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7616" calcext:value-type="float">
            <text:p>8.35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3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0184" calcext:value-type="float">
            <text:p>8.33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3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2752" calcext:value-type="float">
            <text:p>8.3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3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8368" calcext:value-type="float">
            <text:p>8.27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3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6176" calcext:value-type="float">
            <text:p>8.26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3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58" calcext:value-type="float">
            <text:p>8.3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3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3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7344" calcext:value-type="float">
            <text:p>8.46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3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7824" calcext:value-type="float">
            <text:p>8.49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3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9264" calcext:value-type="float">
            <text:p>8.58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3-10-11 13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5464" calcext:value-type="float">
            <text:p>8.66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3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0224" calcext:value-type="float">
            <text:p>8.65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3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1936" calcext:value-type="float">
            <text:p>8.63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3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3648" calcext:value-type="float">
            <text:p>8.61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3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4504" calcext:value-type="float">
            <text:p>8.60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3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3168" calcext:value-type="float">
            <text:p>8.58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3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012" calcext:value-type="float">
            <text:p>8.58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3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2688" calcext:value-type="float">
            <text:p>8.55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3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5256" calcext:value-type="float">
            <text:p>8.52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3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3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868" calcext:value-type="float">
            <text:p>8.48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5632" calcext:value-type="float">
            <text:p>8.48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3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7344" calcext:value-type="float">
            <text:p>8.46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3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4672" calcext:value-type="float">
            <text:p>8.42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3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0768" calcext:value-type="float">
            <text:p>8.43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3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8576" calcext:value-type="float">
            <text:p>8.41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3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724" calcext:value-type="float">
            <text:p>8.39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3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3712" calcext:value-type="float">
            <text:p>8.36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3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628" calcext:value-type="float">
            <text:p>8.3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3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3232" calcext:value-type="float">
            <text:p>8.33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3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3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3608" calcext:value-type="float">
            <text:p>8.29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3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4464" calcext:value-type="float">
            <text:p>8.2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3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7512" calcext:value-type="float">
            <text:p>8.28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3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9704" calcext:value-type="float">
            <text:p>8.29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3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58" calcext:value-type="float">
            <text:p>8.3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3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1416" calcext:value-type="float">
            <text:p>8.2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3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1416" calcext:value-type="float">
            <text:p>8.2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3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8368" calcext:value-type="float">
            <text:p>8.27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3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7032" calcext:value-type="float">
            <text:p>8.25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3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1792" calcext:value-type="float">
            <text:p>8.2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3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7408" calcext:value-type="float">
            <text:p>8.21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3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388" calcext:value-type="float">
            <text:p>8.18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3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2544" calcext:value-type="float">
            <text:p>8.1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3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3776" calcext:value-type="float">
            <text:p>8.1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3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3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196" calcext:value-type="float">
            <text:p>8.06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3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3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3672" calcext:value-type="float">
            <text:p>8.04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3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3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5968" calcext:value-type="float">
            <text:p>8.12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5864" calcext:value-type="float">
            <text:p>8.05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3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3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9016" calcext:value-type="float">
            <text:p>8.12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3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3776" calcext:value-type="float">
            <text:p>8.1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3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3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4528" calcext:value-type="float">
            <text:p>8.0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3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7096" calcext:value-type="float">
            <text:p>8.0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3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7472" calcext:value-type="float">
            <text:p>7.96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3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3944" calcext:value-type="float">
            <text:p>7.9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3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3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86" calcext:value-type="float">
            <text:p>7.8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3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812" calcext:value-type="float">
            <text:p>7.8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3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764" calcext:value-type="float">
            <text:p>7.7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3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716" calcext:value-type="float">
            <text:p>7.7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3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5824" calcext:value-type="float">
            <text:p>7.7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3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668" calcext:value-type="float">
            <text:p>7.7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3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4488" calcext:value-type="float">
            <text:p>7.7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3-08-14 16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7912" calcext:value-type="float">
            <text:p>7.6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3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3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3152" calcext:value-type="float">
            <text:p>7.6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3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8392" calcext:value-type="float">
            <text:p>7.7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3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3152" calcext:value-type="float">
            <text:p>7.6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3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2296" calcext:value-type="float">
            <text:p>7.7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3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3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9248" calcext:value-type="float">
            <text:p>7.6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3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5824" calcext:value-type="float">
            <text:p>7.7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3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4488" calcext:value-type="float">
            <text:p>7.7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3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4488" calcext:value-type="float">
            <text:p>7.7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3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4864" calcext:value-type="float">
            <text:p>7.6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3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4384" calcext:value-type="float">
            <text:p>7.6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3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0856" calcext:value-type="float">
            <text:p>7.6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8664" calcext:value-type="float">
            <text:p>7.5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3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428" calcext:value-type="float">
            <text:p>7.5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3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6848" calcext:value-type="float">
            <text:p>7.5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3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6368" calcext:value-type="float">
            <text:p>7.5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3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3696" calcext:value-type="float">
            <text:p>7.4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3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3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3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8832" calcext:value-type="float">
            <text:p>7.4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3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0544" calcext:value-type="float">
            <text:p>7.4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3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4448" calcext:value-type="float">
            <text:p>7.3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3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0064" calcext:value-type="float">
            <text:p>7.3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3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1296" calcext:value-type="float">
            <text:p>7.3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3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1672" calcext:value-type="float">
            <text:p>7.28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3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2904" calcext:value-type="float">
            <text:p>7.2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3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3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3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0984" calcext:value-type="float">
            <text:p>7.1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3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3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1736" calcext:value-type="float">
            <text:p>7.03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3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7352" calcext:value-type="float">
            <text:p>7.00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3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0776" calcext:value-type="float">
            <text:p>6.97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3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1632" calcext:value-type="float">
            <text:p>6.96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3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3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7728" calcext:value-type="float">
            <text:p>6.9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3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0776" calcext:value-type="float">
            <text:p>6.97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3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2968" calcext:value-type="float">
            <text:p>6.9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3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1736" calcext:value-type="float">
            <text:p>7.03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3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3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0776" calcext:value-type="float">
            <text:p>6.97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3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42" calcext:value-type="float">
            <text:p>6.9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3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6288" calcext:value-type="float">
            <text:p>6.8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1424" calcext:value-type="float">
            <text:p>6.8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3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3032" calcext:value-type="float">
            <text:p>6.73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3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0256" calcext:value-type="float">
            <text:p>6.6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3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9296" calcext:value-type="float">
            <text:p>6.5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3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3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7104" calcext:value-type="float">
            <text:p>6.5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3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1112" calcext:value-type="float">
            <text:p>6.6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3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0736" calcext:value-type="float">
            <text:p>6.65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3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3888" calcext:value-type="float">
            <text:p>6.7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3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228" calcext:value-type="float">
            <text:p>6.8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3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9608" calcext:value-type="float">
            <text:p>6.7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3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2656" calcext:value-type="float">
            <text:p>6.7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3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2176" calcext:value-type="float">
            <text:p>6.7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3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9712" calcext:value-type="float">
            <text:p>6.8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3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7728" calcext:value-type="float">
            <text:p>6.9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3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3592" calcext:value-type="float">
            <text:p>7.4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3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3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3192" calcext:value-type="float">
            <text:p>8.0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3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3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3568" calcext:value-type="float">
            <text:p>7.9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3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3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3464" calcext:value-type="float">
            <text:p>7.9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3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4696" calcext:value-type="float">
            <text:p>7.8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3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6408" calcext:value-type="float">
            <text:p>7.8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3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2024" calcext:value-type="float">
            <text:p>7.8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3-06-05 15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8016" calcext:value-type="float">
            <text:p>7.7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3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8872" calcext:value-type="float">
            <text:p>7.7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3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4008" calcext:value-type="float">
            <text:p>7.6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3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3048" calcext:value-type="float">
            <text:p>7.6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3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8664" calcext:value-type="float">
            <text:p>7.5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5992" calcext:value-type="float">
            <text:p>7.5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3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6368" calcext:value-type="float">
            <text:p>7.5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3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4552" calcext:value-type="float">
            <text:p>7.4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3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0544" calcext:value-type="float">
            <text:p>7.4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3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092" calcext:value-type="float">
            <text:p>7.3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3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3488" calcext:value-type="float">
            <text:p>7.3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3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1296" calcext:value-type="float">
            <text:p>7.3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3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6536" calcext:value-type="float">
            <text:p>7.3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3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1776" calcext:value-type="float">
            <text:p>7.3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3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4824" calcext:value-type="float">
            <text:p>7.3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3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872" calcext:value-type="float">
            <text:p>7.3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3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3112" calcext:value-type="float">
            <text:p>7.37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3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2736" calcext:value-type="float">
            <text:p>7.4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3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3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0064" calcext:value-type="float">
            <text:p>7.3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3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5304" calcext:value-type="float">
            <text:p>7.3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3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3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4448" calcext:value-type="float">
            <text:p>7.3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3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5304" calcext:value-type="float">
            <text:p>7.3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3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3968" calcext:value-type="float">
            <text:p>7.3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3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1296" calcext:value-type="float">
            <text:p>7.3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3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5576" calcext:value-type="float">
            <text:p>7.27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3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6808" calcext:value-type="float">
            <text:p>7.22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3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3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7936" calcext:value-type="float">
            <text:p>7.1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3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4032" calcext:value-type="float">
            <text:p>7.11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3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5368" calcext:value-type="float">
            <text:p>7.13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3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708" calcext:value-type="float">
            <text:p>7.1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3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0984" calcext:value-type="float">
            <text:p>7.1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3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3552" calcext:value-type="float">
            <text:p>7.08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3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9544" calcext:value-type="float">
            <text:p>7.01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3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8208" calcext:value-type="float">
            <text:p>6.99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3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8584" calcext:value-type="float">
            <text:p>6.95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3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5056" calcext:value-type="float">
            <text:p>6.9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3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1528" calcext:value-type="float">
            <text:p>6.89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3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9712" calcext:value-type="float">
            <text:p>6.8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3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18" calcext:value-type="float">
            <text:p>6.7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3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9984" calcext:value-type="float">
            <text:p>6.72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3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5976" calcext:value-type="float">
            <text:p>6.6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3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892" calcext:value-type="float">
            <text:p>6.5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3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6248" calcext:value-type="float">
            <text:p>6.55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3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224" calcext:value-type="float">
            <text:p>6.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3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5184" calcext:value-type="float">
            <text:p>6.42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3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7272" calcext:value-type="float">
            <text:p>6.36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3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8504" calcext:value-type="float">
            <text:p>6.31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3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1928" calcext:value-type="float">
            <text:p>6.28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3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0112" calcext:value-type="float">
            <text:p>6.23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3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9152" calcext:value-type="float">
            <text:p>6.16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3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0384" calcext:value-type="float">
            <text:p>6.1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3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552" calcext:value-type="float">
            <text:p>6.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3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6272" calcext:value-type="float">
            <text:p>5.9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3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3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1096" calcext:value-type="float">
            <text:p>5.7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3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3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3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3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3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3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3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4144" calcext:value-type="float">
            <text:p>5.7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3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552" calcext:value-type="float">
            <text:p>6.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3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3432" calcext:value-type="float">
            <text:p>6.12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3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3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5912" calcext:value-type="float">
            <text:p>6.91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3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2864" calcext:value-type="float">
            <text:p>6.9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3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0192" calcext:value-type="float">
            <text:p>6.8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3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5328" calcext:value-type="float">
            <text:p>6.81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3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5704" calcext:value-type="float">
            <text:p>6.7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3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5224" calcext:value-type="float">
            <text:p>6.74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3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1696" calcext:value-type="float">
            <text:p>6.71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3-03-20 15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5872" calcext:value-type="float">
            <text:p>6.59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3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3304" calcext:value-type="float">
            <text:p>6.6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3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3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3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5704" calcext:value-type="float">
            <text:p>6.7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3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1424" calcext:value-type="float">
            <text:p>6.8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3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3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6872" calcext:value-type="float">
            <text:p>6.97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3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3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8688" calcext:value-type="float">
            <text:p>7.02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3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564" calcext:value-type="float">
            <text:p>7.0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3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516" calcext:value-type="float">
            <text:p>6.9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3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0776" calcext:value-type="float">
            <text:p>6.97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3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7624" calcext:value-type="float">
            <text:p>6.89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3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0192" calcext:value-type="float">
            <text:p>6.8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3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6664" calcext:value-type="float">
            <text:p>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3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3136" calcext:value-type="float">
            <text:p>6.8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3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132" calcext:value-type="float">
            <text:p>6.7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3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3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7792" calcext:value-type="float">
            <text:p>6.7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4264" calcext:value-type="float">
            <text:p>6.6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3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3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0256" calcext:value-type="float">
            <text:p>6.6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3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7584" calcext:value-type="float">
            <text:p>6.5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3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272" calcext:value-type="float">
            <text:p>6.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3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0048" calcext:value-type="float">
            <text:p>6.48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3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7376" calcext:value-type="float">
            <text:p>6.43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3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556" calcext:value-type="float">
            <text:p>6.38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3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46" calcext:value-type="float">
            <text:p>6.3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3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6688" calcext:value-type="float">
            <text:p>6.26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3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5248" calcext:value-type="float">
            <text:p>6.17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3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5624" calcext:value-type="float">
            <text:p>6.13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3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7232" calcext:value-type="float">
            <text:p>6.0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3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4456" calcext:value-type="float">
            <text:p>5.9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3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836" calcext:value-type="float">
            <text:p>5.9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3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2952" calcext:value-type="float">
            <text:p>6.09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3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3056" calcext:value-type="float">
            <text:p>6.16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3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792" calcext:value-type="float">
            <text:p>6.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3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316" calcext:value-type="float">
            <text:p>6.23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3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9528" calcext:value-type="float">
            <text:p>6.12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3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076" calcext:value-type="float">
            <text:p>6.0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3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932" calcext:value-type="float">
            <text:p>5.9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3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8632" calcext:value-type="float">
            <text:p>5.8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3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8632" calcext:value-type="float">
            <text:p>5.8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3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3288" calcext:value-type="float">
            <text:p>5.7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3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8904" calcext:value-type="float">
            <text:p>5.7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3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376" calcext:value-type="float">
            <text:p>5.6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3-02-01 16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5104" calcext:value-type="float">
            <text:p>5.7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3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5728" calcext:value-type="float">
            <text:p>6.20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3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7856" calcext:value-type="float">
            <text:p>6.46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3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844" calcext:value-type="float">
            <text:p>6.5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3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2552" calcext:value-type="float">
            <text:p>6.70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3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6768" calcext:value-type="float">
            <text:p>6.90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3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0608" calcext:value-type="float">
            <text:p>7.1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3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5472" calcext:value-type="float">
            <text:p>7.2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3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8144" calcext:value-type="float">
            <text:p>7.2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3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3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9688" calcext:value-type="float">
            <text:p>7.40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3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14" calcext:value-type="float">
            <text:p>7.3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3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4824" calcext:value-type="float">
            <text:p>7.3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3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4344" calcext:value-type="float">
            <text:p>7.3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3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6912" calcext:value-type="float">
            <text:p>7.2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3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6056" calcext:value-type="float">
            <text:p>7.3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3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948" calcext:value-type="float">
            <text:p>7.2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3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1568" calcext:value-type="float">
            <text:p>7.2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3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5848" calcext:value-type="float">
            <text:p>7.16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3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3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612" calcext:value-type="float">
            <text:p>7.0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3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1464" calcext:value-type="float">
            <text:p>7.14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3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8248" calcext:value-type="float">
            <text:p>7.3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3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7224" calcext:value-type="float">
            <text:p>7.5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3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24" calcext:value-type="float">
            <text:p>7.6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3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8392" calcext:value-type="float">
            <text:p>7.7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3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3736" calcext:value-type="float">
            <text:p>7.7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3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6136" calcext:value-type="float">
            <text:p>7.94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3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1856" calcext:value-type="float">
            <text:p>7.9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3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3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3568" calcext:value-type="float">
            <text:p>7.9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004" calcext:value-type="float">
            <text:p>7.9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2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2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004" calcext:value-type="float">
            <text:p>7.9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2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1272" calcext:value-type="float">
            <text:p>7.89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2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3464" calcext:value-type="float">
            <text:p>7.9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2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1272" calcext:value-type="float">
            <text:p>7.89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2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2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6032" calcext:value-type="float">
            <text:p>7.8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2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5176" calcext:value-type="float">
            <text:p>7.8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2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2024" calcext:value-type="float">
            <text:p>7.8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2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5928" calcext:value-type="float">
            <text:p>7.8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2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4216" calcext:value-type="float">
            <text:p>7.8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2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1648" calcext:value-type="float">
            <text:p>7.85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2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4696" calcext:value-type="float">
            <text:p>7.8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2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812" calcext:value-type="float">
            <text:p>7.8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2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1544" calcext:value-type="float">
            <text:p>7.7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2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2504" calcext:value-type="float">
            <text:p>7.84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2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6408" calcext:value-type="float">
            <text:p>7.8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2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4216" calcext:value-type="float">
            <text:p>7.8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2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1168" calcext:value-type="float">
            <text:p>7.8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2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2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5448" calcext:value-type="float">
            <text:p>7.7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2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5824" calcext:value-type="float">
            <text:p>7.7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2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62" calcext:value-type="float">
            <text:p>7.6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2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6952" calcext:value-type="float">
            <text:p>7.6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2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2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4008" calcext:value-type="float">
            <text:p>7.6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2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716" calcext:value-type="float">
            <text:p>7.7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2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5552" calcext:value-type="float">
            <text:p>7.8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2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2608" calcext:value-type="float">
            <text:p>7.9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2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1856" calcext:value-type="float">
            <text:p>7.9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6824" calcext:value-type="float">
            <text:p>8.1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2-11-29 14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5216" calcext:value-type="float">
            <text:p>8.2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2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7888" calcext:value-type="float">
            <text:p>8.24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2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1416" calcext:value-type="float">
            <text:p>8.2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2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58" calcext:value-type="float">
            <text:p>8.3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2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2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4088" calcext:value-type="float">
            <text:p>8.32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2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8848" calcext:value-type="float">
            <text:p>8.30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2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6656" calcext:value-type="float">
            <text:p>8.2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2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6176" calcext:value-type="float">
            <text:p>8.26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2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7888" calcext:value-type="float">
            <text:p>8.24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2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6552" calcext:value-type="float">
            <text:p>8.22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2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3024" calcext:value-type="float">
            <text:p>8.1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2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34" calcext:value-type="float">
            <text:p>8.1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2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9496" calcext:value-type="float">
            <text:p>8.1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2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2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8264" calcext:value-type="float">
            <text:p>8.20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2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0456" calcext:value-type="float">
            <text:p>8.22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2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8368" calcext:value-type="float">
            <text:p>8.27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2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8368" calcext:value-type="float">
            <text:p>8.27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2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436" calcext:value-type="float">
            <text:p>8.2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2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7888" calcext:value-type="float">
            <text:p>8.24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2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0352" calcext:value-type="float">
            <text:p>8.1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2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5592" calcext:value-type="float">
            <text:p>8.1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2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9976" calcext:value-type="float">
            <text:p>8.18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2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436" calcext:value-type="float">
            <text:p>8.2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2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3984" calcext:value-type="float">
            <text:p>8.2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2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4944" calcext:value-type="float">
            <text:p>8.31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2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4192" calcext:value-type="float">
            <text:p>8.39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2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3544" calcext:value-type="float">
            <text:p>8.54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8784" calcext:value-type="float">
            <text:p>8.55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2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964" calcext:value-type="float">
            <text:p>8.54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2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7448" calcext:value-type="float">
            <text:p>8.53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2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0496" calcext:value-type="float">
            <text:p>8.54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2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2688" calcext:value-type="float">
            <text:p>8.55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2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0496" calcext:value-type="float">
            <text:p>8.54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2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916" calcext:value-type="float">
            <text:p>8.51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2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0016" calcext:value-type="float">
            <text:p>8.51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2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6968" calcext:value-type="float">
            <text:p>8.50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2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2208" calcext:value-type="float">
            <text:p>8.52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2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6968" calcext:value-type="float">
            <text:p>8.50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2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6488" calcext:value-type="float">
            <text:p>8.47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2-10-19 19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2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3816" calcext:value-type="float">
            <text:p>8.43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2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3816" calcext:value-type="float">
            <text:p>8.43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2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4296" calcext:value-type="float">
            <text:p>8.46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2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5632" calcext:value-type="float">
            <text:p>8.48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2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2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7824" calcext:value-type="float">
            <text:p>8.49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2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0496" calcext:value-type="float">
            <text:p>8.54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2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5256" calcext:value-type="float">
            <text:p>8.52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2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2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2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2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5632" calcext:value-type="float">
            <text:p>8.48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2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6488" calcext:value-type="float">
            <text:p>8.47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2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868" calcext:value-type="float">
            <text:p>8.48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2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5632" calcext:value-type="float">
            <text:p>8.48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2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0392" calcext:value-type="float">
            <text:p>8.47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2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9536" calcext:value-type="float">
            <text:p>8.47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2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2104" calcext:value-type="float">
            <text:p>8.45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0768" calcext:value-type="float">
            <text:p>8.43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2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0288" calcext:value-type="float">
            <text:p>8.40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2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5904" calcext:value-type="float">
            <text:p>8.37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2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8472" calcext:value-type="float">
            <text:p>8.34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2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2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7992" calcext:value-type="float">
            <text:p>8.31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2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4464" calcext:value-type="float">
            <text:p>8.2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2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8744" calcext:value-type="float">
            <text:p>8.23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2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2168" calcext:value-type="float">
            <text:p>8.2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2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1688" calcext:value-type="float">
            <text:p>8.17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2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5112" calcext:value-type="float">
            <text:p>8.13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2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6344" calcext:value-type="float">
            <text:p>8.08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2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5864" calcext:value-type="float">
            <text:p>8.05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2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0144" calcext:value-type="float">
            <text:p>8.0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2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2712" calcext:value-type="float">
            <text:p>7.98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2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2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2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6032" calcext:value-type="float">
            <text:p>7.8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2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2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1168" calcext:value-type="float">
            <text:p>7.8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2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4216" calcext:value-type="float">
            <text:p>7.8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2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5072" calcext:value-type="float">
            <text:p>7.8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2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2984" calcext:value-type="float">
            <text:p>7.8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2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2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5656" calcext:value-type="float">
            <text:p>7.9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2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2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1376" calcext:value-type="float">
            <text:p>7.96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2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004" calcext:value-type="float">
            <text:p>7.9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2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6992" calcext:value-type="float">
            <text:p>7.9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2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908" calcext:value-type="float">
            <text:p>7.8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6888" calcext:value-type="float">
            <text:p>7.86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2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2128" calcext:value-type="float">
            <text:p>7.8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2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0416" calcext:value-type="float">
            <text:p>7.9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2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2712" calcext:value-type="float">
            <text:p>7.98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2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2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2816" calcext:value-type="float">
            <text:p>8.0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2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0248" calcext:value-type="float">
            <text:p>8.08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2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7784" calcext:value-type="float">
            <text:p>8.17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2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2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5216" calcext:value-type="float">
            <text:p>8.2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2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0832" calcext:value-type="float">
            <text:p>8.1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2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9496" calcext:value-type="float">
            <text:p>8.1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2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3776" calcext:value-type="float">
            <text:p>8.1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2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0248" calcext:value-type="float">
            <text:p>8.08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2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1584" calcext:value-type="float">
            <text:p>8.1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2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4152" calcext:value-type="float">
            <text:p>8.07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2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244" calcext:value-type="float">
            <text:p>8.0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2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9872" calcext:value-type="float">
            <text:p>8.1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2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4256" calcext:value-type="float">
            <text:p>8.1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2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2168" calcext:value-type="float">
            <text:p>8.2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2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5696" calcext:value-type="float">
            <text:p>8.2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2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2752" calcext:value-type="float">
            <text:p>8.3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2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4944" calcext:value-type="float">
            <text:p>8.31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2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9704" calcext:value-type="float">
            <text:p>8.29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2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3608" calcext:value-type="float">
            <text:p>8.29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2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1792" calcext:value-type="float">
            <text:p>8.2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2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1312" calcext:value-type="float">
            <text:p>8.21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2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2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1312" calcext:value-type="float">
            <text:p>8.21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2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5696" calcext:value-type="float">
            <text:p>8.2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2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1312" calcext:value-type="float">
            <text:p>8.21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3024" calcext:value-type="float">
            <text:p>8.1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2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5968" calcext:value-type="float">
            <text:p>8.12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2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8912" calcext:value-type="float">
            <text:p>8.05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2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4528" calcext:value-type="float">
            <text:p>8.0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2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4048" calcext:value-type="float">
            <text:p>8.0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2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1856" calcext:value-type="float">
            <text:p>7.9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2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9664" calcext:value-type="float">
            <text:p>7.9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2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4424" calcext:value-type="float">
            <text:p>7.96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2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2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1376" calcext:value-type="float">
            <text:p>7.96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2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2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3464" calcext:value-type="float">
            <text:p>7.9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2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2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0792" calcext:value-type="float">
            <text:p>7.8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2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2984" calcext:value-type="float">
            <text:p>7.8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2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2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2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7368" calcext:value-type="float">
            <text:p>7.8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2-07-13 19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8328" calcext:value-type="float">
            <text:p>7.9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2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0896" calcext:value-type="float">
            <text:p>7.9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2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2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5384" calcext:value-type="float">
            <text:p>8.0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2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0248" calcext:value-type="float">
            <text:p>8.08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2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6824" calcext:value-type="float">
            <text:p>8.1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2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9872" calcext:value-type="float">
            <text:p>8.1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2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5112" calcext:value-type="float">
            <text:p>8.13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2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5592" calcext:value-type="float">
            <text:p>8.1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2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7784" calcext:value-type="float">
            <text:p>8.17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2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1792" calcext:value-type="float">
            <text:p>8.2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2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1312" calcext:value-type="float">
            <text:p>8.21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2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0456" calcext:value-type="float">
            <text:p>8.22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6928" calcext:value-type="float">
            <text:p>8.18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2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6928" calcext:value-type="float">
            <text:p>8.18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2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3024" calcext:value-type="float">
            <text:p>8.1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2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3024" calcext:value-type="float">
            <text:p>8.1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2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388" calcext:value-type="float">
            <text:p>8.18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2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0352" calcext:value-type="float">
            <text:p>8.1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2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244" calcext:value-type="float">
            <text:p>8.0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2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8056" calcext:value-type="float">
            <text:p>8.0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2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148" calcext:value-type="float">
            <text:p>8.0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2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8808" calcext:value-type="float">
            <text:p>7.9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2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3568" calcext:value-type="float">
            <text:p>7.9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2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6136" calcext:value-type="float">
            <text:p>7.94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2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5176" calcext:value-type="float">
            <text:p>7.8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2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9936" calcext:value-type="float">
            <text:p>7.86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2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0792" calcext:value-type="float">
            <text:p>7.8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2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6408" calcext:value-type="float">
            <text:p>7.8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2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5552" calcext:value-type="float">
            <text:p>7.8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2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2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1168" calcext:value-type="float">
            <text:p>7.8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2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1544" calcext:value-type="float">
            <text:p>7.7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2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0208" calcext:value-type="float">
            <text:p>7.7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2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4968" calcext:value-type="float">
            <text:p>7.74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2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2776" calcext:value-type="float">
            <text:p>7.7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2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4008" calcext:value-type="float">
            <text:p>7.6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2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7912" calcext:value-type="float">
            <text:p>7.6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2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9624" calcext:value-type="float">
            <text:p>7.6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2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2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2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7704" calcext:value-type="float">
            <text:p>7.5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2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5032" calcext:value-type="float">
            <text:p>7.4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0648" calcext:value-type="float">
            <text:p>7.4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2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2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5784" calcext:value-type="float">
            <text:p>7.4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2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9208" calcext:value-type="float">
            <text:p>7.3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2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2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2736" calcext:value-type="float">
            <text:p>7.4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2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0168" calcext:value-type="float">
            <text:p>7.4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2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284" calcext:value-type="float">
            <text:p>7.4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2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8184" calcext:value-type="float">
            <text:p>7.5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2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2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284" calcext:value-type="float">
            <text:p>7.4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2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3216" calcext:value-type="float">
            <text:p>7.4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2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3592" calcext:value-type="float">
            <text:p>7.4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2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8728" calcext:value-type="float">
            <text:p>7.3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2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3008" calcext:value-type="float">
            <text:p>7.3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2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1672" calcext:value-type="float">
            <text:p>7.28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2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5952" calcext:value-type="float">
            <text:p>7.2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2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2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5848" calcext:value-type="float">
            <text:p>7.16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2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4888" calcext:value-type="float">
            <text:p>7.10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2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2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2592" calcext:value-type="float">
            <text:p>7.0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2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2968" calcext:value-type="float">
            <text:p>6.9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2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42" calcext:value-type="float">
            <text:p>6.9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2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2384" calcext:value-type="float">
            <text:p>6.8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2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6664" calcext:value-type="float">
            <text:p>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2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3136" calcext:value-type="float">
            <text:p>6.8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2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4368" calcext:value-type="float">
            <text:p>6.7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2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2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988" calcext:value-type="float">
            <text:p>6.6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2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7208" calcext:value-type="float">
            <text:p>6.61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2344" calcext:value-type="float">
            <text:p>6.5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2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0528" calcext:value-type="float">
            <text:p>6.51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2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652" calcext:value-type="float">
            <text:p>6.4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2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3368" calcext:value-type="float">
            <text:p>6.37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2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46" calcext:value-type="float">
            <text:p>6.3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2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4" calcext:value-type="float">
            <text:p>6.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2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3056" calcext:value-type="float">
            <text:p>6.16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2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2952" calcext:value-type="float">
            <text:p>6.09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2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1136" calcext:value-type="float">
            <text:p>6.04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2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5416" calcext:value-type="float">
            <text:p>5.9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2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2264" calcext:value-type="float">
            <text:p>5.92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2-04-19 15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2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6816" calcext:value-type="float">
            <text:p>5.7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2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2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2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2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2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2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2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2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5712" calcext:value-type="float">
            <text:p>5.3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2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1952" calcext:value-type="float">
            <text:p>5.7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2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504" calcext:value-type="float">
            <text:p>6.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2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272" calcext:value-type="float">
            <text:p>6.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2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1216" calcext:value-type="float">
            <text:p>6.6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2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2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4848" calcext:value-type="float">
            <text:p>6.7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2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0088" calcext:value-type="float">
            <text:p>6.80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2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7896" calcext:value-type="float">
            <text:p>6.7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2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0464" calcext:value-type="float">
            <text:p>6.7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4368" calcext:value-type="float">
            <text:p>6.7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2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2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6456" calcext:value-type="float">
            <text:p>6.69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2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1592" calcext:value-type="float">
            <text:p>6.64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2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4536" calcext:value-type="float">
            <text:p>6.57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2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8336" calcext:value-type="float">
            <text:p>6.49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2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9088" calcext:value-type="float">
            <text:p>6.41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2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2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224" calcext:value-type="float">
            <text:p>6.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2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9672" calcext:value-type="float">
            <text:p>6.51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2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1968" calcext:value-type="float">
            <text:p>6.6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2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3784" calcext:value-type="float">
            <text:p>6.65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2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3136" calcext:value-type="float">
            <text:p>6.8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2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8104" calcext:value-type="float">
            <text:p>6.92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2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2488" calcext:value-type="float">
            <text:p>6.9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2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1632" calcext:value-type="float">
            <text:p>6.96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2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9064" calcext:value-type="float">
            <text:p>6.98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2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4784" calcext:value-type="float">
            <text:p>7.0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2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6976" calcext:value-type="float">
            <text:p>7.0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2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9168" calcext:value-type="float">
            <text:p>7.0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2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9168" calcext:value-type="float">
            <text:p>7.0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2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2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7832" calcext:value-type="float">
            <text:p>7.0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2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9544" calcext:value-type="float">
            <text:p>7.01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2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8208" calcext:value-type="float">
            <text:p>6.99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2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1632" calcext:value-type="float">
            <text:p>6.96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2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7248" calcext:value-type="float">
            <text:p>6.9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2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2864" calcext:value-type="float">
            <text:p>6.9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2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324" calcext:value-type="float">
            <text:p>6.8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2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4472" calcext:value-type="float">
            <text:p>6.82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2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0944" calcext:value-type="float">
            <text:p>6.7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18" calcext:value-type="float">
            <text:p>6.7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2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2176" calcext:value-type="float">
            <text:p>6.7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2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6936" calcext:value-type="float">
            <text:p>6.72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2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7792" calcext:value-type="float">
            <text:p>6.7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2-02-24 13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084" calcext:value-type="float">
            <text:p>6.72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2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2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036" calcext:value-type="float">
            <text:p>6.6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2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1216" calcext:value-type="float">
            <text:p>6.6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2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0736" calcext:value-type="float">
            <text:p>6.65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2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5016" calcext:value-type="float">
            <text:p>6.60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2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2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4432" calcext:value-type="float">
            <text:p>6.50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2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2616" calcext:value-type="float">
            <text:p>6.45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2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032" calcext:value-type="float">
            <text:p>6.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2-02-14 17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364" calcext:value-type="float">
            <text:p>6.2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2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1136" calcext:value-type="float">
            <text:p>6.04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2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3392" calcext:value-type="float">
            <text:p>5.8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2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7672" calcext:value-type="float">
            <text:p>5.7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2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9216" calcext:value-type="float">
            <text:p>5.9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2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9256" calcext:value-type="float">
            <text:p>6.23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2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4912" calcext:value-type="float">
            <text:p>6.5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2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6184" calcext:value-type="float">
            <text:p>6.8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2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1904" calcext:value-type="float">
            <text:p>6.8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2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4576" calcext:value-type="float">
            <text:p>6.89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2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3344" calcext:value-type="float">
            <text:p>6.9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2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5056" calcext:value-type="float">
            <text:p>6.9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2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2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1904" calcext:value-type="float">
            <text:p>6.8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0568" calcext:value-type="float">
            <text:p>6.8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2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4848" calcext:value-type="float">
            <text:p>6.7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2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4368" calcext:value-type="float">
            <text:p>6.7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2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2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9024" calcext:value-type="float">
            <text:p>6.6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2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94" calcext:value-type="float">
            <text:p>6.6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2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9776" calcext:value-type="float">
            <text:p>6.5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2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4056" calcext:value-type="float">
            <text:p>6.54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2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1384" calcext:value-type="float">
            <text:p>6.50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2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5184" calcext:value-type="float">
            <text:p>6.42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2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032" calcext:value-type="float">
            <text:p>6.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2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176" calcext:value-type="float">
            <text:p>6.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2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5664" calcext:value-type="float">
            <text:p>6.45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2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3952" calcext:value-type="float">
            <text:p>6.47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2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9296" calcext:value-type="float">
            <text:p>6.5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2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272" calcext:value-type="float">
            <text:p>6.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2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0152" calcext:value-type="float">
            <text:p>6.5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2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4056" calcext:value-type="float">
            <text:p>6.54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2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7" calcext:value-type="float">
            <text:p>6.4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2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5664" calcext:value-type="float">
            <text:p>6.45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2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1176" calcext:value-type="float">
            <text:p>6.36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2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6312" calcext:value-type="float">
            <text:p>6.30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2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4224" calcext:value-type="float">
            <text:p>6.36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2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5664" calcext:value-type="float">
            <text:p>6.45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2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224" calcext:value-type="float">
            <text:p>6.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2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2344" calcext:value-type="float">
            <text:p>6.5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2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2072" calcext:value-type="float">
            <text:p>6.6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2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0464" calcext:value-type="float">
            <text:p>6.7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2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5536" calcext:value-type="float">
            <text:p>6.95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2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0232" calcext:value-type="float">
            <text:p>7.1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2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0712" calcext:value-type="float">
            <text:p>7.22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1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852" calcext:value-type="float">
            <text:p>7.2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1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2424" calcext:value-type="float">
            <text:p>7.2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1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1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7936" calcext:value-type="float">
            <text:p>7.1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1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9648" calcext:value-type="float">
            <text:p>7.0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1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4784" calcext:value-type="float">
            <text:p>7.0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1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9544" calcext:value-type="float">
            <text:p>7.01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1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1464" calcext:value-type="float">
            <text:p>7.14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1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2048" calcext:value-type="float">
            <text:p>7.2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1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1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7496" calcext:value-type="float">
            <text:p>7.39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1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0648" calcext:value-type="float">
            <text:p>7.4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1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1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5888" calcext:value-type="float">
            <text:p>7.4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1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6744" calcext:value-type="float">
            <text:p>7.4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1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0648" calcext:value-type="float">
            <text:p>7.4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1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284" calcext:value-type="float">
            <text:p>7.4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1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9416" calcext:value-type="float">
            <text:p>7.5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1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38" calcext:value-type="float">
            <text:p>7.5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1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1712" calcext:value-type="float">
            <text:p>7.6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1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3528" calcext:value-type="float">
            <text:p>7.6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1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7912" calcext:value-type="float">
            <text:p>7.6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1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8872" calcext:value-type="float">
            <text:p>7.7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1-12-07 13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5448" calcext:value-type="float">
            <text:p>7.7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1-12-06 19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8496" calcext:value-type="float">
            <text:p>7.7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1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3256" calcext:value-type="float">
            <text:p>7.7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1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0208" calcext:value-type="float">
            <text:p>7.7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1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1064" calcext:value-type="float">
            <text:p>7.7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1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5824" calcext:value-type="float">
            <text:p>7.7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1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668" calcext:value-type="float">
            <text:p>7.7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8392" calcext:value-type="float">
            <text:p>7.7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1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8392" calcext:value-type="float">
            <text:p>7.7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1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9248" calcext:value-type="float">
            <text:p>7.6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1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7912" calcext:value-type="float">
            <text:p>7.6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1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1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1816" calcext:value-type="float">
            <text:p>7.6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1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9624" calcext:value-type="float">
            <text:p>7.6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1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1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6096" calcext:value-type="float">
            <text:p>7.6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1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7808" calcext:value-type="float">
            <text:p>7.6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1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1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428" calcext:value-type="float">
            <text:p>7.5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1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9896" calcext:value-type="float">
            <text:p>7.5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1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0752" calcext:value-type="float">
            <text:p>7.5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1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9416" calcext:value-type="float">
            <text:p>7.5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1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1128" calcext:value-type="float">
            <text:p>7.5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1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9792" calcext:value-type="float">
            <text:p>7.4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1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236" calcext:value-type="float">
            <text:p>7.4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1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1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8832" calcext:value-type="float">
            <text:p>7.4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1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14" calcext:value-type="float">
            <text:p>7.3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1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4824" calcext:value-type="float">
            <text:p>7.3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1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9584" calcext:value-type="float">
            <text:p>7.3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1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7768" calcext:value-type="float">
            <text:p>7.28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1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7288" calcext:value-type="float">
            <text:p>7.25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1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6808" calcext:value-type="float">
            <text:p>7.22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1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1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1464" calcext:value-type="float">
            <text:p>7.14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1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8792" calcext:value-type="float">
            <text:p>7.0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1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8792" calcext:value-type="float">
            <text:p>7.0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3552" calcext:value-type="float">
            <text:p>7.08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1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8312" calcext:value-type="float">
            <text:p>7.06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1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1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564" calcext:value-type="float">
            <text:p>7.0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1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1736" calcext:value-type="float">
            <text:p>7.03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1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6016" calcext:value-type="float">
            <text:p>6.9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1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7248" calcext:value-type="float">
            <text:p>6.9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1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1528" calcext:value-type="float">
            <text:p>6.89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1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276" calcext:value-type="float">
            <text:p>6.8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1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7896" calcext:value-type="float">
            <text:p>6.7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1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1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2072" calcext:value-type="float">
            <text:p>6.6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1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1968" calcext:value-type="float">
            <text:p>6.6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1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272" calcext:value-type="float">
            <text:p>6.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1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128" calcext:value-type="float">
            <text:p>6.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1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3744" calcext:value-type="float">
            <text:p>6.3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1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3536" calcext:value-type="float">
            <text:p>6.19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1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788" calcext:value-type="float">
            <text:p>5.8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1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0616" calcext:value-type="float">
            <text:p>5.6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1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7192" calcext:value-type="float">
            <text:p>5.7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1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4456" calcext:value-type="float">
            <text:p>5.9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1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9152" calcext:value-type="float">
            <text:p>6.16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1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3304" calcext:value-type="float">
            <text:p>6.6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1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5368" calcext:value-type="float">
            <text:p>7.13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1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6056" calcext:value-type="float">
            <text:p>7.3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1-10-06 15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9688" calcext:value-type="float">
            <text:p>7.40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1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2736" calcext:value-type="float">
            <text:p>7.4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1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7496" calcext:value-type="float">
            <text:p>7.39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1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5304" calcext:value-type="float">
            <text:p>7.3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1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4824" calcext:value-type="float">
            <text:p>7.3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1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9104" calcext:value-type="float">
            <text:p>7.3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1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2424" calcext:value-type="float">
            <text:p>7.2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1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0608" calcext:value-type="float">
            <text:p>7.1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1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4888" calcext:value-type="float">
            <text:p>7.10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1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7456" calcext:value-type="float">
            <text:p>7.0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1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8312" calcext:value-type="float">
            <text:p>7.06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1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6976" calcext:value-type="float">
            <text:p>7.0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1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7456" calcext:value-type="float">
            <text:p>7.0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1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1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804" calcext:value-type="float">
            <text:p>7.17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1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9" calcext:value-type="float">
            <text:p>7.2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1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8728" calcext:value-type="float">
            <text:p>7.3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1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6368" calcext:value-type="float">
            <text:p>7.5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1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1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0856" calcext:value-type="float">
            <text:p>7.6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1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1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1232" calcext:value-type="float">
            <text:p>7.5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1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1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332" calcext:value-type="float">
            <text:p>7.5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1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1128" calcext:value-type="float">
            <text:p>7.5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1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0648" calcext:value-type="float">
            <text:p>7.4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1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4928" calcext:value-type="float">
            <text:p>7.4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1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3592" calcext:value-type="float">
            <text:p>7.4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1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872" calcext:value-type="float">
            <text:p>7.3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1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8248" calcext:value-type="float">
            <text:p>7.3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1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6432" calcext:value-type="float">
            <text:p>7.26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1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8144" calcext:value-type="float">
            <text:p>7.2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1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9" calcext:value-type="float">
            <text:p>7.2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1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2904" calcext:value-type="float">
            <text:p>7.2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1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3384" calcext:value-type="float">
            <text:p>7.26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6432" calcext:value-type="float">
            <text:p>7.26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1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8144" calcext:value-type="float">
            <text:p>7.2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1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8144" calcext:value-type="float">
            <text:p>7.2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1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7664" calcext:value-type="float">
            <text:p>7.2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1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8896" calcext:value-type="float">
            <text:p>7.1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1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6224" calcext:value-type="float">
            <text:p>7.1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1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744" calcext:value-type="float">
            <text:p>7.0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1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3072" calcext:value-type="float">
            <text:p>7.0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1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756" calcext:value-type="float">
            <text:p>7.1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1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7184" calcext:value-type="float">
            <text:p>7.1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1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2048" calcext:value-type="float">
            <text:p>7.2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1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3488" calcext:value-type="float">
            <text:p>7.3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1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0544" calcext:value-type="float">
            <text:p>7.4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1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0168" calcext:value-type="float">
            <text:p>7.4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1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0168" calcext:value-type="float">
            <text:p>7.4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1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1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332" calcext:value-type="float">
            <text:p>7.5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1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4656" calcext:value-type="float">
            <text:p>7.5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1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4656" calcext:value-type="float">
            <text:p>7.5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1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1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9792" calcext:value-type="float">
            <text:p>7.4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1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9792" calcext:value-type="float">
            <text:p>7.4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1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1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3112" calcext:value-type="float">
            <text:p>7.37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1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8248" calcext:value-type="float">
            <text:p>7.3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1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2528" calcext:value-type="float">
            <text:p>7.2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1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1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2048" calcext:value-type="float">
            <text:p>7.2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1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5472" calcext:value-type="float">
            <text:p>7.2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1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6808" calcext:value-type="float">
            <text:p>7.22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1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2424" calcext:value-type="float">
            <text:p>7.2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4512" calcext:value-type="float">
            <text:p>7.14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1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8792" calcext:value-type="float">
            <text:p>7.0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1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7832" calcext:value-type="float">
            <text:p>7.0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1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42" calcext:value-type="float">
            <text:p>6.9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1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0608" calcext:value-type="float">
            <text:p>7.1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1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5848" calcext:value-type="float">
            <text:p>7.16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1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1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5952" calcext:value-type="float">
            <text:p>7.2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1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1296" calcext:value-type="float">
            <text:p>7.3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1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1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1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0064" calcext:value-type="float">
            <text:p>7.3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1-07-19 18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9584" calcext:value-type="float">
            <text:p>7.3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1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6536" calcext:value-type="float">
            <text:p>7.3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1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3488" calcext:value-type="float">
            <text:p>7.3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1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9584" calcext:value-type="float">
            <text:p>7.3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1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2632" calcext:value-type="float">
            <text:p>7.3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1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0064" calcext:value-type="float">
            <text:p>7.3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1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9208" calcext:value-type="float">
            <text:p>7.3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1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7016" calcext:value-type="float">
            <text:p>7.3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1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3968" calcext:value-type="float">
            <text:p>7.3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1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1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7496" calcext:value-type="float">
            <text:p>7.39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1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5304" calcext:value-type="float">
            <text:p>7.3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1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1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0064" calcext:value-type="float">
            <text:p>7.3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1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092" calcext:value-type="float">
            <text:p>7.3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1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092" calcext:value-type="float">
            <text:p>7.3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1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1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9688" calcext:value-type="float">
            <text:p>7.40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1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9208" calcext:value-type="float">
            <text:p>7.3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1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2632" calcext:value-type="float">
            <text:p>7.3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1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7768" calcext:value-type="float">
            <text:p>7.28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1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5952" calcext:value-type="float">
            <text:p>7.2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1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1568" calcext:value-type="float">
            <text:p>7.2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1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6808" calcext:value-type="float">
            <text:p>7.22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1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2528" calcext:value-type="float">
            <text:p>7.2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1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3488" calcext:value-type="float">
            <text:p>7.3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1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1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4552" calcext:value-type="float">
            <text:p>7.4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1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6368" calcext:value-type="float">
            <text:p>7.5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1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9896" calcext:value-type="float">
            <text:p>7.5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1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1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3696" calcext:value-type="float">
            <text:p>7.4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1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4552" calcext:value-type="float">
            <text:p>7.4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1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1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2736" calcext:value-type="float">
            <text:p>7.4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1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1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7496" calcext:value-type="float">
            <text:p>7.39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1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3592" calcext:value-type="float">
            <text:p>7.4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1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9688" calcext:value-type="float">
            <text:p>7.40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1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1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9688" calcext:value-type="float">
            <text:p>7.40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1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1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7016" calcext:value-type="float">
            <text:p>7.3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1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8728" calcext:value-type="float">
            <text:p>7.3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1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6536" calcext:value-type="float">
            <text:p>7.3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1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7768" calcext:value-type="float">
            <text:p>7.28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1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2048" calcext:value-type="float">
            <text:p>7.2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1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4616" calcext:value-type="float">
            <text:p>7.21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6328" calcext:value-type="float">
            <text:p>7.1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1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1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3176" calcext:value-type="float">
            <text:p>7.1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1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3552" calcext:value-type="float">
            <text:p>7.08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1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7832" calcext:value-type="float">
            <text:p>7.0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1-05-26 14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1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8584" calcext:value-type="float">
            <text:p>6.95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1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6768" calcext:value-type="float">
            <text:p>6.90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1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7144" calcext:value-type="float">
            <text:p>6.8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1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8376" calcext:value-type="float">
            <text:p>6.8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1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5704" calcext:value-type="float">
            <text:p>6.7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1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084" calcext:value-type="float">
            <text:p>6.72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1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9024" calcext:value-type="float">
            <text:p>6.6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1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5496" calcext:value-type="float">
            <text:p>6.63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1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5872" calcext:value-type="float">
            <text:p>6.59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1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1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0152" calcext:value-type="float">
            <text:p>6.5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1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6624" calcext:value-type="float">
            <text:p>6.51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1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0528" calcext:value-type="float">
            <text:p>6.51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1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8336" calcext:value-type="float">
            <text:p>6.49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1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6144" calcext:value-type="float">
            <text:p>6.48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1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4432" calcext:value-type="float">
            <text:p>6.50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1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0528" calcext:value-type="float">
            <text:p>6.51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1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3576" calcext:value-type="float">
            <text:p>6.51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1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5768" calcext:value-type="float">
            <text:p>6.52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1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1384" calcext:value-type="float">
            <text:p>6.50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1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0904" calcext:value-type="float">
            <text:p>6.47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1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7376" calcext:value-type="float">
            <text:p>6.43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1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8608" calcext:value-type="float">
            <text:p>6.38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1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7648" calcext:value-type="float">
            <text:p>6.3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1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5832" calcext:value-type="float">
            <text:p>6.27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316" calcext:value-type="float">
            <text:p>6.23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1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8296" calcext:value-type="float">
            <text:p>6.17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1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9632" calcext:value-type="float">
            <text:p>6.1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1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696" calcext:value-type="float">
            <text:p>6.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1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5144" calcext:value-type="float">
            <text:p>6.10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1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0488" calcext:value-type="float">
            <text:p>6.19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1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7" calcext:value-type="float">
            <text:p>6.4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1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272" calcext:value-type="float">
            <text:p>6.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1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224" calcext:value-type="float">
            <text:p>6.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1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3472" calcext:value-type="float">
            <text:p>6.44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1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1656" calcext:value-type="float">
            <text:p>6.39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1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1176" calcext:value-type="float">
            <text:p>6.36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1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8504" calcext:value-type="float">
            <text:p>6.31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1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5832" calcext:value-type="float">
            <text:p>6.27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1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316" calcext:value-type="float">
            <text:p>6.23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1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3536" calcext:value-type="float">
            <text:p>6.19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1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5248" calcext:value-type="float">
            <text:p>6.17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1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0008" calcext:value-type="float">
            <text:p>6.16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1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2576" calcext:value-type="float">
            <text:p>6.1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1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9904" calcext:value-type="float">
            <text:p>6.0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1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1616" calcext:value-type="float">
            <text:p>6.07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1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8568" calcext:value-type="float">
            <text:p>6.06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1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2848" calcext:value-type="float">
            <text:p>6.0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1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1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4456" calcext:value-type="float">
            <text:p>5.9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1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7024" calcext:value-type="float">
            <text:p>5.9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1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0928" calcext:value-type="float">
            <text:p>5.9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1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788" calcext:value-type="float">
            <text:p>5.8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1-04-02 16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1304" calcext:value-type="float">
            <text:p>5.8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1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1304" calcext:value-type="float">
            <text:p>5.8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9216" calcext:value-type="float">
            <text:p>5.9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1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0552" calcext:value-type="float">
            <text:p>5.9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1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5792" calcext:value-type="float">
            <text:p>5.9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1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1408" calcext:value-type="float">
            <text:p>5.9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1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1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1304" calcext:value-type="float">
            <text:p>5.8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1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9488" calcext:value-type="float">
            <text:p>5.8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1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3768" calcext:value-type="float">
            <text:p>5.7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1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5" calcext:value-type="float">
            <text:p>5.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1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0136" calcext:value-type="float">
            <text:p>5.6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1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7088" calcext:value-type="float">
            <text:p>5.6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1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896" calcext:value-type="float">
            <text:p>5.6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1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1368" calcext:value-type="float">
            <text:p>5.6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1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2224" calcext:value-type="float">
            <text:p>5.6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1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8696" calcext:value-type="float">
            <text:p>5.5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1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212" calcext:value-type="float">
            <text:p>5.5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1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1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1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672" calcext:value-type="float">
            <text:p>5.3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1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1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5608" calcext:value-type="float">
            <text:p>5.2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1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1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1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1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1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1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1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1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1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1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2936" calcext:value-type="float">
            <text:p>5.2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1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1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952" calcext:value-type="float">
            <text:p>4.9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1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1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1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1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1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1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1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1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1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1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1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4648" calcext:value-type="float">
            <text:p>5.1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1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9176" calcext:value-type="float">
            <text:p>5.5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1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9864" calcext:value-type="float">
            <text:p>5.7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1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3328" calcext:value-type="float">
            <text:p>6.05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1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4976" calcext:value-type="float">
            <text:p>6.28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1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3744" calcext:value-type="float">
            <text:p>6.3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1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9568" calcext:value-type="float">
            <text:p>6.44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1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2344" calcext:value-type="float">
            <text:p>6.5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1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844" calcext:value-type="float">
            <text:p>6.5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1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1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2824" calcext:value-type="float">
            <text:p>6.5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1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1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5016" calcext:value-type="float">
            <text:p>6.60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1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3784" calcext:value-type="float">
            <text:p>6.65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1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2072" calcext:value-type="float">
            <text:p>6.6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729152" calcext:value-type="float">
            <text:p>6.7672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7575" calcext:value-type="float">
            <text:p>7.267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31832" calcext:value-type="float">
            <text:p>7.333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1241" calcext:value-type="float">
            <text:p>6.8812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48048" calcext:value-type="float">
            <text:p>6.794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739174193548" calcext:value-type="float">
            <text:p>7.497391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72605" calcext:value-type="float">
            <text:p>7.03726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8468" calcext:value-type="float">
            <text:p>6.538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37305" calcext:value-type="float">
            <text:p>5.46373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69472" calcext:value-type="float">
            <text:p>4.936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2255" calcext:value-type="float">
            <text:p>3.32822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33404137931" calcext:value-type="float">
            <text:p>4.31334041379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90155" calcext:value-type="float">
            <text:p>5.83901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7768" calcext:value-type="float">
            <text:p>7.28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19192" calcext:value-type="float">
            <text:p>8.141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69605" calcext:value-type="float">
            <text:p>8.44696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26656" calcext:value-type="float">
            <text:p>8.322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996975" calcext:value-type="float">
            <text:p>8.139969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479458064516" calcext:value-type="float">
            <text:p>7.684794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7184" calcext:value-type="float">
            <text:p>7.449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915925" calcext:value-type="float">
            <text:p>6.98915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865987096774" calcext:value-type="float">
            <text:p>6.508659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515535483871" calcext:value-type="float">
            <text:p>6.245155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789848275862" calcext:value-type="float">
            <text:p>5.67789848275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36670967742" calcext:value-type="float">
            <text:p>4.556366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152475" calcext:value-type="float">
            <text:p>5.34152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60335483871" calcext:value-type="float">
            <text:p>7.162603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98595" calcext:value-type="float">
            <text:p>8.01985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23512" calcext:value-type="float">
            <text:p>8.042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9505" calcext:value-type="float">
            <text:p>7.4695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03509677419" calcext:value-type="float">
            <text:p>7.741035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38976" calcext:value-type="float">
            <text:p>7.003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0935" calcext:value-type="float">
            <text:p>7.480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718348387097" calcext:value-type="float">
            <text:p>7.527183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198993548387" calcext:value-type="float">
            <text:p>7.391989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128193103448" calcext:value-type="float">
            <text:p>7.261281931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412283870968" calcext:value-type="float">
            <text:p>8.234122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598675" calcext:value-type="float">
            <text:p>8.27598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69048" calcext:value-type="float">
            <text:p>8.356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646925" calcext:value-type="float">
            <text:p>8.32646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57192" calcext:value-type="float">
            <text:p>8.065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879070967742" calcext:value-type="float">
            <text:p>7.948790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290348387097" calcext:value-type="float">
            <text:p>7.572903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2624" calcext:value-type="float">
            <text:p>7.357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460387096774" calcext:value-type="float">
            <text:p>7.584603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3201" calcext:value-type="float">
            <text:p>7.3232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156329411765" calcext:value-type="float">
            <text:p>6.501563294117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017882352941" calcext:value-type="float">
            <text:p>7.930178823529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09656" calcext:value-type="float">
            <text:p>8.690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9832258065" calcext:value-type="float">
            <text:p>8.686898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95792" calcext:value-type="float">
            <text:p>8.469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05072" calcext:value-type="float">
            <text:p>8.02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4556" calcext:value-type="float">
            <text:p>6.734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3552" calcext:value-type="float">
            <text:p>5.81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6242" calcext:value-type="float">
            <text:p>5.746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506327272727" calcext:value-type="float">
            <text:p>4.905063272727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67304347826" calcext:value-type="float">
            <text:p>4.026673043478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99648" calcext:value-type="float">
            <text:p>4.899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4152" calcext:value-type="float">
            <text:p>8.07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534457142857" calcext:value-type="float">
            <text:p>8.145344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6615" calcext:value-type="float">
            <text:p>7.2066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230514285714" calcext:value-type="float">
            <text:p>7.122305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557024" calcext:value-type="float">
            <text:p>6.3455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028875" calcext:value-type="float">
            <text:p>6.120288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88755862069" calcext:value-type="float">
            <text:p>6.55887558620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557729032258" calcext:value-type="float">
            <text:p>6.425577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8931" calcext:value-type="float">
            <text:p>7.4489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250525" calcext:value-type="float">
            <text:p>7.85250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96815483871" calcext:value-type="float">
            <text:p>7.849681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93496774194" calcext:value-type="float">
            <text:p>8.168934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307638709677" calcext:value-type="float">
            <text:p>7.973076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8827" calcext:value-type="float">
            <text:p>7.3788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88616" calcext:value-type="float">
            <text:p>6.588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172" calcext:value-type="float">
            <text:p>4.297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618425" calcext:value-type="float">
            <text:p>6.046184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909257142857" calcext:value-type="float">
            <text:p>6.129092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0488" calcext:value-type="float">
            <text:p>6.19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766763636364" calcext:value-type="float">
            <text:p>7.4776676363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798" calcext:value-type="float">
            <text:p>7.967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98045" calcext:value-type="float">
            <text:p>7.57980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36952" calcext:value-type="float">
            <text:p>6.603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80015" calcext:value-type="float">
            <text:p>6.10800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490064516129" calcext:value-type="float">
            <text:p>6.394900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074064516129" calcext:value-type="float">
            <text:p>7.400740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122141935484" calcext:value-type="float">
            <text:p>6.921221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764206451613" calcext:value-type="float">
            <text:p>6.427642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99945" calcext:value-type="float">
            <text:p>5.28999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080057142857" calcext:value-type="float">
            <text:p>6.840800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157125" calcext:value-type="float">
            <text:p>8.76157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588541935484" calcext:value-type="float">
            <text:p>9.185885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429825" calcext:value-type="float">
            <text:p>9.244298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552775" calcext:value-type="float">
            <text:p>9.175527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48024" calcext:value-type="float">
            <text:p>9.264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878125" calcext:value-type="float">
            <text:p>9.29878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0408" calcext:value-type="float">
            <text:p>9.36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96464" calcext:value-type="float">
            <text:p>9.159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75105" calcext:value-type="float">
            <text:p>9.03751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67392" calcext:value-type="float">
            <text:p>8.606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1876" calcext:value-type="float">
            <text:p>8.15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207475862069" calcext:value-type="float">
            <text:p>8.402074758620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8314" calcext:value-type="float">
            <text:p>8.6083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161161290322" calcext:value-type="float">
            <text:p>8.961611612903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900283870968" calcext:value-type="float">
            <text:p>9.179002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181367741936" calcext:value-type="float">
            <text:p>9.201813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78072" calcext:value-type="float">
            <text:p>9.277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1897" calcext:value-type="float">
            <text:p>9.0818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39775" calcext:value-type="float">
            <text:p>8.96397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09752" calcext:value-type="float">
            <text:p>8.970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1411" calcext:value-type="float">
            <text:p>8.2414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3412" calcext:value-type="float">
            <text:p>7.233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9188" calcext:value-type="float">
            <text:p>7.219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1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433213793104" calcext:value-type="float">
            <text:p>7.1243321379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283329032258" calcext:value-type="float">
            <text:p>8.092833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865875" calcext:value-type="float">
            <text:p>8.318658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00335483871" calcext:value-type="float">
            <text:p>8.38003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012" calcext:value-type="float">
            <text:p>8.58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40904" calcext:value-type="float">
            <text:p>8.394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69205" calcext:value-type="float">
            <text:p>8.12692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657475" calcext:value-type="float">
            <text:p>7.64657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43168" calcext:value-type="float">
            <text:p>6.954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1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141818181818" calcext:value-type="float">
            <text:p>6.15141818181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8184" calcext:value-type="float">
            <text:p>6.29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413883870968" calcext:value-type="float">
            <text:p>5.314138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1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338703448276" calcext:value-type="float">
            <text:p>4.21338703448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579948387097" calcext:value-type="float">
            <text:p>4.835799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0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509393548387" calcext:value-type="float">
            <text:p>4.795093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96845" calcext:value-type="float">
            <text:p>6.61968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186270967742" calcext:value-type="float">
            <text:p>7.381862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041625806452" calcext:value-type="float">
            <text:p>7.730416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961187096774" calcext:value-type="float">
            <text:p>8.029611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6695" calcext:value-type="float">
            <text:p>7.8466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25568" calcext:value-type="float">
            <text:p>6.84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0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112725" calcext:value-type="float">
            <text:p>5.97112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81315" calcext:value-type="float">
            <text:p>3.33813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953025" calcext:value-type="float">
            <text:p>6.909530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0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202289655173" calcext:value-type="float">
            <text:p>7.882022896551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0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3498" calcext:value-type="float">
            <text:p>7.4134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0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795896774194" calcext:value-type="float">
            <text:p>7.217958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0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368877419355" calcext:value-type="float">
            <text:p>8.423688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5177" calcext:value-type="float">
            <text:p>8.6551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0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169371428571" calcext:value-type="float">
            <text:p>8.761693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0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672725" calcext:value-type="float">
            <text:p>8.86672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0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83824" calcext:value-type="float">
            <text:p>8.698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0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34536" calcext:value-type="float">
            <text:p>8.023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0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19592" calcext:value-type="float">
            <text:p>7.191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0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133161290323" calcext:value-type="float">
            <text:p>6.721331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0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347771428572" calcext:value-type="float">
            <text:p>7.03347771428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0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4696" calcext:value-type="float">
            <text:p>7.8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0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1674" calcext:value-type="float">
            <text:p>8.821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0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745883870968" calcext:value-type="float">
            <text:p>9.017458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0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034494117647" calcext:value-type="float">
            <text:p>8.9903449411764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0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442270967742" calcext:value-type="float">
            <text:p>8.814422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0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732593548387" calcext:value-type="float">
            <text:p>8.937325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0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1288" calcext:value-type="float">
            <text:p>8.78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0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58296" calcext:value-type="float">
            <text:p>8.745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0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075675" calcext:value-type="float">
            <text:p>8.34075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0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3295" calcext:value-type="float">
            <text:p>7.58932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356387096774" calcext:value-type="float">
            <text:p>6.883563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0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616551724138" calcext:value-type="float">
            <text:p>7.026165517241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0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8568" calcext:value-type="float">
            <text:p>7.33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0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862812903226" calcext:value-type="float">
            <text:p>8.368628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0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0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526896551724" calcext:value-type="float">
            <text:p>8.65526896551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0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98736" calcext:value-type="float">
            <text:p>8.589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0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7171" calcext:value-type="float">
            <text:p>8.6071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0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850038709677" calcext:value-type="float">
            <text:p>8.698500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0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66584" calcext:value-type="float">
            <text:p>8.366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0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7076" calcext:value-type="float">
            <text:p>7.84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0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118632258065" calcext:value-type="float">
            <text:p>7.181186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0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136670967742" calcext:value-type="float">
            <text:p>6.461366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0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49064" calcext:value-type="float">
            <text:p>6.794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0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21935" calcext:value-type="float">
            <text:p>6.882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0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422812903226" calcext:value-type="float">
            <text:p>7.454228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0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0792" calcext:value-type="float">
            <text:p>7.8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0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364" calcext:value-type="float">
            <text:p>7.53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0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52288" calcext:value-type="float">
            <text:p>6.88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0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469672727273" calcext:value-type="float">
            <text:p>5.874696727272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0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82658064516" calcext:value-type="float">
            <text:p>4.892826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0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070812903226" calcext:value-type="float">
            <text:p>5.960708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0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190763636364" calcext:value-type="float">
            <text:p>5.8419076363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0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17888" calcext:value-type="float">
            <text:p>3.491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0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6846" calcext:value-type="float">
            <text:p>6.0068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0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433342857143" calcext:value-type="float">
            <text:p>6.804333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0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204425" calcext:value-type="float">
            <text:p>7.212044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0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83329032258" calcext:value-type="float">
            <text:p>6.949833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0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6803" calcext:value-type="float">
            <text:p>7.1868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0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643428571429" calcext:value-type="float">
            <text:p>6.486434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0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237264516129" calcext:value-type="float">
            <text:p>6.742372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0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480861538462" calcext:value-type="float">
            <text:p>7.524808615384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0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29456" calcext:value-type="float">
            <text:p>8.02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0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431375" calcext:value-type="float">
            <text:p>7.844313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0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4536" calcext:value-type="float">
            <text:p>7.769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0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5269" calcext:value-type="float">
            <text:p>7.1052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0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705517241379" calcext:value-type="float">
            <text:p>6.787055172413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0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499175" calcext:value-type="float">
            <text:p>7.934991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0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401935483871" calcext:value-type="float">
            <text:p>7.824019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0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389212903226" calcext:value-type="float">
            <text:p>7.813892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0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646064516129" calcext:value-type="float">
            <text:p>7.446460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0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739870967742" calcext:value-type="float">
            <text:p>6.717398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0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15575" calcext:value-type="float">
            <text:p>5.43715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0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59085" calcext:value-type="float">
            <text:p>6.12590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0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13165" calcext:value-type="float">
            <text:p>5.96131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0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681006451613" calcext:value-type="float">
            <text:p>5.866810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0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847561290323" calcext:value-type="float">
            <text:p>5.968475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0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6138" calcext:value-type="float">
            <text:p>5.6761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0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399834482759" calcext:value-type="float">
            <text:p>7.343998344827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0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75135" calcext:value-type="float">
            <text:p>7.53751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0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061264516129" calcext:value-type="float">
            <text:p>7.900612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0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897006451613" calcext:value-type="float">
            <text:p>7.908970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0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9279" calcext:value-type="float">
            <text:p>8.7092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0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79168" calcext:value-type="float">
            <text:p>9.087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0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569825" calcext:value-type="float">
            <text:p>9.015698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947084092201</text:p>
          </table:table-cell>
          <table:table-cell office:value-type="string" calcext:value-type="string">
            <text:p>200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809163636364" calcext:value-type="float">
            <text:p>8.8380916363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68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1346" meta:object-count="0"/>
    <meta:user-defined meta:name="AppVersion">3.0</meta:user-defined>
  </office:meta>
</office:document-meta>
</file>